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87f" officeooo:paragraph-rsid="0002187f"/>
    </style:style>
    <style:style style:name="P2" style:family="paragraph" style:parent-style-name="Standard">
      <style:text-properties officeooo:paragraph-rsid="0002187f"/>
    </style:style>
    <style:style style:name="P3" style:family="paragraph" style:parent-style-name="Standard">
      <style:text-properties officeooo:paragraph-rsid="0002aea7"/>
    </style:style>
    <style:style style:name="P4" style:family="paragraph" style:parent-style-name="Standard">
      <style:text-properties officeooo:paragraph-rsid="00032019"/>
    </style:style>
    <style:style style:name="P5" style:family="paragraph" style:parent-style-name="Standard">
      <style:text-properties officeooo:rsid="00054540" officeooo:paragraph-rsid="00054540"/>
    </style:style>
    <style:style style:name="P6" style:family="paragraph" style:parent-style-name="Standard">
      <style:text-properties fo:color="#333333" loext:opacity="100%" fo:font-size="9.60000038146973pt" officeooo:rsid="0002aea7" officeooo:paragraph-rsid="0002187f"/>
    </style:style>
    <style:style style:name="P7" style:family="paragraph" style:parent-style-name="Standard">
      <style:text-properties fo:color="#333333" loext:opacity="100%" fo:font-size="9.60000038146973pt" officeooo:rsid="0002aea7" officeooo:paragraph-rsid="0002aea7"/>
    </style:style>
    <style:style style:name="P8" style:family="paragraph" style:parent-style-name="Standard">
      <style:text-properties fo:color="#333333" loext:opacity="100%" fo:font-size="9.60000038146973pt" officeooo:rsid="00054540" officeooo:paragraph-rsid="00054540"/>
    </style:style>
    <style:style style:name="P9" style:family="paragraph" style:parent-style-name="Standard">
      <style:text-properties fo:color="#333333" loext:opacity="100%" fo:font-size="9.60000038146973pt" officeooo:rsid="00032019" officeooo:paragraph-rsid="0002aea7"/>
    </style:style>
    <style:style style:name="P10" style:family="paragraph" style:parent-style-name="Standard">
      <style:text-properties fo:color="#333333" loext:opacity="100%" fo:font-size="9.60000038146973pt" officeooo:rsid="00032019" officeooo:paragraph-rsid="00032019"/>
    </style:style>
    <style:style style:name="P11" style:family="paragraph" style:parent-style-name="Standard">
      <style:text-properties officeooo:rsid="00032019" officeooo:paragraph-rsid="0002aea7"/>
    </style:style>
    <style:style style:name="T1" style:family="text">
      <style:text-properties fo:color="#333333" loext:opacity="100%"/>
    </style:style>
    <style:style style:name="T2" style:family="text">
      <style:text-properties fo:color="#333333" loext:opacity="100%" fo:font-size="9.60000038146973pt"/>
    </style:style>
    <style:style style:name="T3" style:family="text">
      <style:text-properties fo:color="#333333" loext:opacity="100%" fo:font-size="9.60000038146973pt" fo:font-weight="bold"/>
    </style:style>
    <style:style style:name="T4" style:family="text">
      <style:text-properties fo:color="#333333" loext:opacity="100%" fo:font-size="9.60000038146973pt" fo:font-weight="bold" officeooo:rsid="0002aea7"/>
    </style:style>
    <style:style style:name="T5" style:family="text">
      <style:text-properties fo:color="#333333" loext:opacity="100%" fo:font-size="9.60000038146973pt" fo:font-weight="bold" officeooo:rsid="00032019"/>
    </style:style>
    <style:style style:name="T6" style:family="text">
      <style:text-properties fo:color="#333333" loext:opacity="100%" fo:font-size="9.60000038146973pt" fo:font-weight="bold" officeooo:rsid="0003d362"/>
    </style:style>
    <style:style style:name="T7" style:family="text">
      <style:text-properties fo:color="#333333" loext:opacity="100%" fo:font-size="9.60000038146973pt" officeooo:rsid="0002187f"/>
    </style:style>
    <style:style style:name="T8" style:family="text">
      <style:text-properties fo:color="#333333" loext:opacity="100%" fo:font-size="9.60000038146973pt" officeooo:rsid="0002aea7"/>
    </style:style>
    <style:style style:name="T9" style:family="text">
      <style:text-properties fo:color="#333333" loext:opacity="100%" fo:font-size="9.60000038146973pt" officeooo:rsid="00032019"/>
    </style:style>
    <style:style style:name="T10" style:family="text">
      <style:text-properties fo:color="#333333" loext:opacity="100%" fo:font-size="9.60000038146973pt" officeooo:rsid="0003d362"/>
    </style:style>
    <style:style style:name="T11" style:family="text">
      <style:text-properties officeooo:rsid="00032019"/>
    </style:style>
    <style:style style:name="T12" style:family="text">
      <style:text-properties officeooo:rsid="00079f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logique Bibliothèque</text:p>
      <text:p text:style-name="P1"/>
      <text:p text:style-name="P1"/>
      <text:p text:style-name="P1"/>
      <text:p text:style-name="P2"><text:span text:style-name="T7">Livre </text:span><text:span text:style-name="T8">(</text:span><text:span text:style-name="T3">- Code catalogue INT</text:span><text:span text:style-name="T1"> </text:span><text:span text:style-name="T2">- Titre - État de réservation - Exemplaire code rayon , Genre code, <text:s/>Auteur, Mots clé </text:span><text:span text:style-name="T8">)</text:span></text:p>
      <text:p text:style-name="P6"/>
      <text:p text:style-name="P5"><text:span text:style-name="T8">#</text:span><text:span text:style-name="T2">id_auteur référence </text:span></text:p>
      <text:p text:style-name="P8">#id_mots_clés référence #idmots_clés (mots clés)</text:p>
      <text:p text:style-name="P6"/>
      <text:p text:style-name="P2"><text:span text:style-name="T8">Exemplaire (</text:span><text:span text:style-name="T4">Code rayon INT</text:span><text:span text:style-name="T8"> titre, code éditeur, code usure, date achat, disponibilité, abonne matricule )</text:span></text:p>
      <text:p text:style-name="P6"/>
      <text:p text:style-name="P5"><text:span text:style-name="T8">#</text:span><text:span text:style-name="T2">id_editeur référence #id_editeur (éditeur)</text:span></text:p>
      <text:p text:style-name="P8">#id_rayon référence #id_rayon (rayon)</text:p>
      <text:p text:style-name="P6"/>
      <text:p text:style-name="P3"><text:span text:style-name="T8">Éditeur (</text:span><text:span text:style-name="T3">code editeur INT,</text:span><text:span text:style-name="T1"> </text:span><text:span text:style-name="T2">nom </text:span><text:span text:style-name="T8">)</text:span></text:p>
      <text:p text:style-name="P7"/>
      <text:p text:style-name="P3"><text:span text:style-name="T8">Abonné </text:span><text:span text:style-name="T9">(</text:span><text:span text:style-name="T4">Matricule INT, </text:span><text:span text:style-name="T8">nom, prénom ,adresse, téléphone, date de naissance, catégorie d'âge, <text:s/>professionnel, date d'emprunt</text:span><text:span text:style-name="T9">)</text:span><text:span text:style-name="T8"> </text:span></text:p>
      <text:p text:style-name="P9"/>
      <text:p text:style-name="P4"><text:span text:style-name="T9">Date (</text:span><text:span text:style-name="T3">date emprunt INT,</text:span><text:span text:style-name="T1"> </text:span><text:span text:style-name="T2">date disponible, date retour</text:span><text:span text:style-name="T9">)</text:span></text:p>
      <text:p text:style-name="P10"/>
      <text:p text:style-name="P4"><text:span text:style-name="T2">mots-clé</text:span> <text:span text:style-name="T11">(</text:span><text:span text:style-name="T3">mots clé INT, </text:span><text:span text:style-name="T2">titre,</text:span><text:span text:style-name="T1"> </text:span><text:span text:style-name="T2">éditeur, auteur, genre</text:span><text:span text:style-name="T9">)</text:span></text:p>
      <text:p text:style-name="P10"/>
      <text:p text:style-name="P4"><text:span text:style-name="T9">Auteur (</text:span><text:span text:style-name="T5">code auteur INT,</text:span><text:span text:style-name="T9"> nom, prénom) </text:span></text:p>
      <text:p text:style-name="P10"/>
      <text:p text:style-name="P4"><text:span text:style-name="T2">Genre </text:span><text:span text:style-name="T10">(</text:span><text:span text:style-name="T6">code genre INT,</text:span><text:span text:style-name="T10"> type) </text:span></text:p>
      <text:p text:style-name="P9"/>
      <text:p text:style-name="P9"/>
      <text:p text:style-name="P11"><text:span text:style-name="T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6:52:52.375000000</meta:creation-date>
    <dc:date>2021-01-25T21:55:14.097000000</dc:date>
    <meta:editing-duration>PT2H6M23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3" meta:word-count="103" meta:character-count="726" meta:non-whitespace-character-count="630"/>
  </office:meta>
</office:document-meta>
</file>